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2774C75BBD2E3956D3B.png" manifest:media-type="image/png"/>
  <manifest:file-entry manifest:full-path="Pictures/10000000000002F40000013C525ADFC2F22A988A.png" manifest:media-type="image/png"/>
  <manifest:file-entry manifest:full-path="Pictures/10000000000002D000000190228F70A15B4F91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5cm"/>
    </style:style>
    <style:style style:name="gr2" style:family="graphic" style:parent-style-name="standard">
      <style:graphic-properties draw:stroke="none" draw:fill="none" fo:min-height="0.78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fo:color="#ff0000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0000" fo:font-size="24pt" fo:language="en" fo:country="US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L. Burmistrov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25.4cm" svg:height="1.195cm" svg:x="1.27cm" svg:y="0.37cm">
          <draw:text-box>
            <text:p text:style-name="P1"><text:span text:style-name="T1">Title</text:span></text:p>
          </draw:text-box>
        </draw:frame>
        <draw:frame draw:style-name="gr2" draw:text-style-name="P3" draw:layer="layout" svg:width="17.95cm" svg:height="1.038cm" svg:x="5.08cm" svg:y="1.81cm">
          <draw:text-box>
            <text:p text:style-name="P1"><text:span text:style-name="T2">Leonid Burmistrov</text:span></text:p>
          </draw:text-box>
        </draw:frame>
        <draw:frame draw:style-name="gr3" draw:text-style-name="P4" draw:layer="layout" svg:width="5.944cm" svg:height="3.302cm" svg:x="2.935cm" svg:y="16.21cm">
          <draw:image xlink:href="Pictures/10000000000002D000000190228F70A15B4F917C.png" xlink:type="simple" xlink:show="embed" xlink:actuate="onLoad">
            <text:p/>
          </draw:image>
        </draw:frame>
        <draw:frame draw:style-name="gr4" draw:text-style-name="P5" draw:layer="layout" svg:width="6.35cm" svg:height="2.642cm" svg:x="11.06cm" svg:y="16.51cm">
          <draw:image xlink:href="Pictures/10000000000002F40000013C525ADFC2F22A988A.png" xlink:type="simple" xlink:show="embed" xlink:actuate="onLoad">
            <text:p/>
          </draw:image>
        </draw:frame>
        <draw:frame draw:style-name="gr4" draw:text-style-name="P5" draw:layer="layout" svg:width="6.35cm" svg:height="4.496cm" svg:x="19.55cm" svg:y="15.54cm">
          <draw:image xlink:href="Pictures/100000000000037A000002774C75BBD2E3956D3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635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10.16cm" svg:y="20.1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23cm" svg:height="0.894cm" svg:x="20.32cm" svg:y="20.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id </meta:initial-creator>
    <meta:creation-date>2013-10-25T22:06:08</meta:creation-date>
    <meta:editing-duration>P10DT5H30M55S</meta:editing-duration>
    <meta:editing-cycles>462</meta:editing-cycles>
    <dc:date>2020-04-01T00:49:42.507981934</dc:date>
    <meta:generator>LibreOffice/5.1.6.2$Linux_X86_64 LibreOffice_project/10m0$Build-2</meta:generator>
    <meta:document-statistic meta:object-count="28"/>
  </office:meta>
</office:document-meta>
</file>